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2.929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258cm" fo:min-width="2.929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2.929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3.437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4.83cm" fo:min-width="3.437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3.437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431cm" fo:min-width="2.929cm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3.433cm" fo:min-width="2.929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3.31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3.31cm"/>
    </style:style>
    <style:style style:name="gr12" style:family="graphic" style:parent-style-name="objectwithoutfill">
      <style:graphic-properties svg:stroke-color="#000000" draw:marker-end="Diamond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style:font-name="Arial" fo:font-size="10pt" style:font-size-asian="10pt" style:font-size-complex="10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Arial" fo:font-size="10pt" style:font-size-asian="10pt" style:font-size-complex="10pt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29cm" svg:height="0.635cm" svg:x="8.62cm" svg:y="1cm">
          <text:p text:style-name="P1"><text:span text:style-name="T1">_Scoel_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429cm" svg:height="0.635cm" svg:x="8.62cm" svg:y="1.635cm">
          <text:p text:style-name="P3"><text:span text:style-name="T2">+ _o_</text:span><text:span text:style-name="T3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635cm" svg:x="10.398cm" svg:y="16.24cm">
          <text:p text:style-name="P1"><text:span text:style-name="T4">_Scoel_Extract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429cm" svg:height="0.508cm" svg:x="10.398cm" svg:y="16.8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429cm" svg:height="0.635cm" svg:x="10.398cm" svg:y="17.3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3.937cm" svg:height="0.635cm" svg:x="7.604cm" svg:y="7.604cm">
          <text:p text:style-name="P1"><text:span text:style-name="T1">_Scoel_Extra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937cm" svg:height="5.08cm" svg:x="7.604cm" svg:y="8.239cm">
          <text:p text:style-name="P3"><text:span text:style-name="T2">+ _sub</text:span><text:span text:style-name="T3">_name</text:span></text:p>
          <text:p text:style-name="P3"><text:span text:style-name="T3">+ previous</text:span></text:p>
          <text:p text:style-name="P3"><text:span text:style-name="T3">+ follow</text:span></text:p>
          <text:p text:style-name="P3"><text:span text:style-name="T3">+ stack</text:span></text:p>
          <text:p text:style-name="P3"><text:span text:style-name="T3">+ extractObj</text:span></text:p>
          <text:p text:style-name="P3"><text:span text:style-name="T3">+ extractResult</text:span></text:p>
          <text:p text:style-name="P3"><text:span text:style-name="T3">+ oldPos</text:span></text:p>
          <text:p text:style-name="P3"><text:span text:style-name="T3">+ subject</text:span></text:p>
          <text:p text:style-name="P3"><text:span text:style-name="T3">+ pos</text:span></text:p>
          <text:p text:style-name="P3"><text:span text:style-name="T3">+ count</text:span></text:p>
          <text:p text:style-name="P3"><text:span text:style-name="T3">+ stop</text:span></text:p>
          <text:p text:style-name="P3"><text:span text:style-name="T3">+ suc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937cm" svg:height="1.016cm" svg:x="7.604cm" svg:y="13.319cm">
          <text:p text:style-name="P3"><text:span text:style-name="T3">+ extract(subject, pos)</text:span></text:p>
          <text:p text:style-name="P3"><text:span text:style-name="T3">+ resolve(success, 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429cm" svg:height="0.635cm" svg:x="15.986cm" svg:y="22.417cm">
          <text:p text:style-name="P1"><text:span text:style-name="T1">Se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429cm" svg:height="0.508cm" svg:x="15.986cm" svg:y="23.0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429cm" svg:height="0.681cm" svg:x="15.986cm" svg:y="23.56cm">
          <text:p/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7.7cm" svg:y1="22.417cm" svg:x2="12.112cm" svg:y2="18.018cm" draw:start-shape="id1" draw:start-glue-point="0" draw:end-shape="id2" draw:end-glue-point="2" svg:d="M17700 22417v-2200h-5588v-2199" svg:viewBox="0 0 5589 4400">
          <text:p/>
        </draw:connector>
        <draw:custom-shape draw:style-name="gr9" draw:text-style-name="P4" draw:layer="layout" svg:width="3.429cm" svg:height="3.683cm" svg:x="8.62cm" svg:y="2.27cm">
          <text:p text:style-name="P3"><text:span text:style-name="T3">+ desc()</text:span></text:p>
          <text:p text:style-name="P3"><text:span text:style-name="T3">+ id()</text:span></text:p>
          <text:p text:style-name="P3"><text:span text:style-name="T3">+ image()</text:span></text:p>
          <text:p text:style-name="P3"><text:span text:style-name="T3">+ methods()</text:span></text:p>
          <text:p text:style-name="P3"><text:span text:style-name="T3">+ type()</text:span></text:p>
          <text:p text:style-name="P3"><text:span text:style-name="T3">+ subType()</text:span></text:p>
          <text:p text:style-name="P3"><text:span text:style-name="T3">+ toString()</text:span></text:p>
          <text:p text:style-name="P3"><text:span text:style-name="T3">+ vars()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3" draw:id="id3" draw:layer="layout" svg:width="3.81cm" svg:height="0.635cm" svg:x="13.954cm" svg:y="7.604cm">
          <text:p text:style-name="P1"><text:span text:style-name="T1">_Scoel_Scan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81cm" svg:height="1.397cm" svg:x="13.954cm" svg:y="8.239cm">
          <text:p text:style-name="P3"><text:span text:style-name="T3">+ _</text:span><text:span text:style-name="T2">sub</text:span><text:span text:style-name="T3">_name</text:span></text:p>
          <text:p text:style-name="P3"><text:span text:style-name="T3">+ scanResult</text:span></text:p>
          <text:p text:style-name="P3"><text:span text:style-name="T3">+ stack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635cm" svg:x="13.954cm" svg:y="9.636cm">
          <text:p text:style-name="P3"><text:span text:style-name="T3">+ scan(subject, pos)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svg:x1="13.954cm" svg:y1="7.921cm" svg:x2="11.541cm" svg:y2="7.921cm" draw:start-shape="id3" draw:start-glue-point="3" draw:end-shape="id4" draw:end-glue-point="1" svg:d="M13954 7921h-2413" svg:viewBox="0 0 2414 1">
          <text:p/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amond" svg:viewBox="0 0 3000 6000" svg:d="M1500 0l1500 3000-1500 3000-1500-30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9T15:25:34.523000000</meta:creation-date>
    <dc:date>2021-02-21T23:45:29.165000000</dc:date>
    <dc:creator>John Goettsche</dc:creator>
    <meta:editing-duration>P1DT18H34M29S</meta:editing-duration>
    <meta:editing-cycles>11</meta:editing-cycles>
    <meta:generator>LibreOffice/6.3.2.2$Windows_X86_64 LibreOffice_project/98b30e735bda24bc04ab42594c85f7fd8be07b9c</meta:generator>
    <meta:document-statistic meta:object-count="17"/>
  </office:meta>
</office:document-meta>
</file>